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0a208" officeooo:paragraph-rsid="0000a208"/>
    </style:style>
    <style:style style:name="P2" style:family="paragraph" style:parent-style-name="Standard">
      <style:text-properties fo:font-weight="bold" officeooo:rsid="0000a208" officeooo:paragraph-rsid="0000a20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p 3 questions</text:p>
      <text:p text:style-name="P1"/>
      <text:p text:style-name="P1">42 <text:s text:c="3"/>&amp;lt;p&amp;gt;Most major economies have substantial government debt; for example among the OECD countries the lowest debt rate is Estonia with around 6% of GDP. Now we may be in a global recession at the moment, but even during the more prosperous times of the twentieth century most countries maintained substantial public debt. Here is a graph of the US federal debt:&amp;lt;/p&amp;gt;&amp;#xA;&amp;#xA;&amp;lt;p&amp;gt;&amp;lt;img src=&amp;quot;https://upload.wikimedia.org/wikipedia/commons/thumb/c/c5/FederalDebt1940to2012.svg/640px-FederalDebt1940to2012.svg.png&amp;quot; alt=&amp;quot;A graph of the US federal debt as a percentage of GDP since 1940&amp;quot;&amp;gt;&amp;lt;/p&amp;gt;&amp;#xA;&amp;#xA;&amp;lt;p&amp;gt;And here is one of the UK's national debt:&amp;lt;/p&amp;gt;&amp;#xA;&amp;#xA;&amp;lt;p&amp;gt;&amp;lt;img src=&amp;quot;https://upload.wikimedia.org/wikipedia/commons/thumb/8/8b/UK_GDP.png/640px-UK_GDP.png&amp;quot; alt=&amp;quot;A graph of the UK&amp;amp;#39;s natioanl debt as a percentage of GDP since 1692&amp;quot;&amp;gt;&amp;lt;/p&amp;gt;&amp;#xA;&amp;#xA;&amp;lt;p&amp;gt;(Both graphs via Wikimedia.)&amp;lt;/p&amp;gt;&amp;#xA;&amp;#xA;&amp;lt;p&amp;gt;What benefits do governments of advanced economies receive from not eliminating their debt?&amp;lt;/p&amp;gt;&amp;#xA; <text:s text:c="14"/></text:p>
      <text:p text:style-name="P1"><text:s text:c="716"/></text:p>
      <text:p text:style-name="P1">9743 <text:s/>&amp;lt;p&amp;gt;I'm looking for a more general and principled answer and use Scandinavia today only as a sketchy example of the kind of scenario I'm asking about.&amp;lt;/p&amp;gt;&amp;#xA;&amp;#xA;&amp;lt;p&amp;gt;I live in Scandinavia where house prices has had an uninterrupted bubble boom during a quarter of a century now. Households are the most indebted in the world. Mostly of course in the form of housing loans. If the housing bubble would burst in Scandinavia as it has done in many other places the recent decade, certainly all banks will immediately be wiped out and millions of Scandinavians will become completely destitute for the rest of their lives with unpayable debts and no property to match it as a deep depression sets in.&amp;lt;/p&amp;gt;&amp;#xA;&amp;#xA;&amp;lt;p&amp;gt;Some key figures (for Sweden, not the oil country):&amp;lt;/p&amp;gt;&amp;#xA;&amp;#xA;&amp;lt;ul&amp;gt;&amp;#xA;&amp;lt;li&amp;gt;+7% housing prices on average per year since 23 years, with record increases the last couple of years.&amp;lt;/li&amp;gt;&amp;#xA;&amp;lt;li&amp;gt;0% growth in GDP per capita last 10 years (housing prices doubled anyway).&amp;lt;/li&amp;gt;&amp;#xA;&amp;lt;li&amp;gt;1.2% (positive) CPI-inflation since 10 years.&amp;lt;/li&amp;gt;&amp;#xA;&amp;lt;li&amp;gt;0.8% (positive) consumer housing loan now offered in ads without negotiation (after tax deduction) while central bank interest rates are stuck deep into&amp;#xA;the negative.&amp;lt;/li&amp;gt;&amp;#xA;&amp;lt;/ul&amp;gt;&amp;#xA;&amp;#xA;&amp;lt;p&amp;gt;Imagine that the government makes a law that forbids anyone to sell any housing at a lower price than what it was last bought for. Thus per definition the house bubble cannot burst, not legally anyway. And everyone is safe, the crash prevented and everyone will keep making millions simply by borrowing more for risk free &amp;quot;investing&amp;quot; in simply owning ones own house, right?&amp;lt;/p&amp;gt;&amp;#xA;&amp;#xA;&amp;lt;p&amp;gt;What would the negative consequences be and how would it play out?&amp;lt;/p&amp;gt;&amp;#xA; <text:s/></text:p>
      <text:p text:style-name="P1"/>
      <text:p text:style-name="P1">400 <text:s text:c="2"/>&amp;lt;p&amp;gt;It is generally accepted among economists that minimum wage warps the equilibrium point between the supply and demand of labor by instituting a price floor and increases unemployment for unskilled laborers (while increasing the wage for the individuals who continue to work).&amp;lt;br&amp;gt;&amp;#xA;However, I have noticed that politicians continue to advocate an increase in the minimum wage. <text:s/>Politics and political maneuvering aside, is there an economic reason as to why a higher minimum wage would benefit the economy? <text:s/>&amp;lt;/p&amp;gt;&amp;#xA; <text:s text:c="314"/></text:p>
      <text:p text:style-name="P1"/>
      <text:p text:style-name="P1"/>
      <text:p text:style-name="P2">Top 3 accepted answers</text:p>
      <text:p text:style-name="P1"/>
      <text:p text:style-name="P1"><text:soft-page-break/>42 <text:s text:c="3"/>&amp;lt;p&amp;gt;Most major economies have substantial government debt; for example among the OECD countries the lowest debt rate is Estonia with around 6% of GDP. Now we may be in a global recession at the moment, but even during the more prosperous times of the twentieth century most countries maintained substantial public debt. Here is a graph of the US federal debt:&amp;lt;/p&amp;gt;&amp;#xA;&amp;#xA;&amp;lt;p&amp;gt;&amp;lt;img src=&amp;quot;https://upload.wikimedia.org/wikipedia/commons/thumb/c/c5/FederalDebt1940to2012.svg/640px-FederalDebt1940to2012.svg.png&amp;quot; alt=&amp;quot;A graph of the US federal debt as a percentage of GDP since 1940&amp;quot;&amp;gt;&amp;lt;/p&amp;gt;&amp;#xA;&amp;#xA;&amp;lt;p&amp;gt;And here is one of the UK's national debt:&amp;lt;/p&amp;gt;&amp;#xA;&amp;#xA;&amp;lt;p&amp;gt;&amp;lt;img src=&amp;quot;https://upload.wikimedia.org/wikipedia/commons/thumb/8/8b/UK_GDP.png/640px-UK_GDP.png&amp;quot; alt=&amp;quot;A graph of the UK&amp;amp;#39;s natioanl debt as a percentage of GDP since 1692&amp;quot;&amp;gt;&amp;lt;/p&amp;gt;&amp;#xA;&amp;#xA;&amp;lt;p&amp;gt;(Both graphs via Wikimedia.)&amp;lt;/p&amp;gt;&amp;#xA;&amp;#xA;&amp;lt;p&amp;gt;What benefits do governments of advanced economies receive from not eliminating their debt?&amp;lt;/p&amp;gt;&amp;#xA; <text:s text:c="730"/></text:p>
      <text:p text:style-name="P1">9743 <text:s/>&amp;lt;p&amp;gt;I'm looking for a more general and principled answer and use Scandinavia today only as a sketchy example of the kind of scenario I'm asking about.&amp;lt;/p&amp;gt;&amp;#xA;&amp;#xA;&amp;lt;p&amp;gt;I live in Scandinavia where house prices has had an uninterrupted bubble boom during a quarter of a century now. Households are the most indebted in the world. Mostly of course in the form of housing loans. If the housing bubble would burst in Scandinavia as it has done in many other places the recent decade, certainly all banks will immediately be wiped out and millions of Scandinavians will become completely destitute for the rest of their lives with unpayable debts and no property to match it as a deep depression sets in.&amp;lt;/p&amp;gt;&amp;#xA;&amp;#xA;&amp;lt;p&amp;gt;Some key figures (for Sweden, not the oil country):&amp;lt;/p&amp;gt;&amp;#xA;&amp;#xA;&amp;lt;ul&amp;gt;&amp;#xA;&amp;lt;li&amp;gt;+7% housing prices on average per year since 23 years, with record increases the last couple of years.&amp;lt;/li&amp;gt;&amp;#xA;&amp;lt;li&amp;gt;0% growth in GDP per capita last 10 years (housing prices doubled anyway).&amp;lt;/li&amp;gt;&amp;#xA;&amp;lt;li&amp;gt;1.2% (positive) CPI-inflation since 10 years.&amp;lt;/li&amp;gt;&amp;#xA;&amp;lt;li&amp;gt;0.8% (positive) consumer housing loan now offered in ads without negotiation (after tax deduction) while central bank interest rates are stuck deep into&amp;#xA;the negative.&amp;lt;/li&amp;gt;&amp;#xA;&amp;lt;/ul&amp;gt;&amp;#xA;&amp;#xA;&amp;lt;p&amp;gt;Imagine that the government makes a law that forbids anyone to sell any housing at a lower price than what it was last bought for. Thus per definition the house bubble cannot burst, not legally anyway. And everyone is safe, the crash prevented and everyone will keep making millions simply by borrowing more for risk free &amp;quot;investing&amp;quot; in simply owning ones own house, right?&amp;lt;/p&amp;gt;&amp;#xA;&amp;#xA;&amp;lt;p&amp;gt;What would the negative consequences be and how would it play out?&amp;lt;/p&amp;gt;&amp;#xA; <text:s/></text:p>
      <text:p text:style-name="P1">400 <text:s text:c="2"/>&amp;lt;p&amp;gt;It is generally accepted among economists that minimum wage warps the equilibrium point between the supply and demand of labor by instituting a price floor and increases unemployment for unskilled laborers (while increasing the wage for the individuals who continue to work).&amp;lt;br&amp;gt;&amp;#xA;However, I have noticed that politicians continue to advocate an increase in the minimum wage. <text:s/>Politics and political maneuvering aside, is there an economic reason as to why a higher minimum wage would benefit the economy? <text:s/>&amp;lt;/p&amp;gt;&amp;#xA; <text:s text:c="10"/></text:p>
      <text:p text:style-name="P1"/>
      <text:p text:style-name="P1">No accepted answer</text:p>
      <text:p text:style-name="P1"/>
      <text:p text:style-name="P1">No accepted answer</text:p>
      <text:p text:style-name="P1"/>
      <text:p text:style-name="P2">Top 3 answers</text:p>
      <text:p text:style-name="P1"/>
      <text:p text:style-name="P1">42 <text:s text:c="3"/>&amp;lt;p&amp;gt;Most major economies have substantial government debt; for example among the OECD countries the lowest debt rate is Estonia with around 6% of GDP. Now we may be in a global recession <text:soft-page-break/>at the moment, but even during the more prosperous times of the twentieth century most countries maintained substantial public debt. Here is a graph of the US federal debt:&amp;lt;/p&amp;gt;&amp;#xA;&amp;#xA;&amp;lt;p&amp;gt;&amp;lt;img src=&amp;quot;https://upload.wikimedia.org/wikipedia/commons/thumb/c/c5/FederalDebt1940to2012.svg/640px-FederalDebt1940to2012.svg.png&amp;quot; alt=&amp;quot;A graph of the US federal debt as a percentage of GDP since 1940&amp;quot;&amp;gt;&amp;lt;/p&amp;gt;&amp;#xA;&amp;#xA;&amp;lt;p&amp;gt;And here is one of the UK's national debt:&amp;lt;/p&amp;gt;&amp;#xA;&amp;#xA;&amp;lt;p&amp;gt;&amp;lt;img src=&amp;quot;https://upload.wikimedia.org/wikipedia/commons/thumb/8/8b/UK_GDP.png/640px-UK_GDP.png&amp;quot; alt=&amp;quot;A graph of the UK&amp;amp;#39;s natioanl debt as a percentage of GDP since 1692&amp;quot;&amp;gt;&amp;lt;/p&amp;gt;&amp;#xA;&amp;#xA;&amp;lt;p&amp;gt;(Both graphs via Wikimedia.)&amp;lt;/p&amp;gt;&amp;#xA;&amp;#xA;&amp;lt;p&amp;gt;What benefits do governments of advanced economies receive from not eliminating their debt?&amp;lt;/p&amp;gt;&amp;#xA; <text:s text:c="730"/></text:p>
      <text:p text:style-name="P1">9743 <text:s/>&amp;lt;p&amp;gt;I'm looking for a more general and principled answer and use Scandinavia today only as a sketchy example of the kind of scenario I'm asking about.&amp;lt;/p&amp;gt;&amp;#xA;&amp;#xA;&amp;lt;p&amp;gt;I live in Scandinavia where house prices has had an uninterrupted bubble boom during a quarter of a century now. Households are the most indebted in the world. Mostly of course in the form of housing loans. If the housing bubble would burst in Scandinavia as it has done in many other places the recent decade, certainly all banks will immediately be wiped out and millions of Scandinavians will become completely destitute for the rest of their lives with unpayable debts and no property to match it as a deep depression sets in.&amp;lt;/p&amp;gt;&amp;#xA;&amp;#xA;&amp;lt;p&amp;gt;Some key figures (for Sweden, not the oil country):&amp;lt;/p&amp;gt;&amp;#xA;&amp;#xA;&amp;lt;ul&amp;gt;&amp;#xA;&amp;lt;li&amp;gt;+7% housing prices on average per year since 23 years, with record increases the last couple of years.&amp;lt;/li&amp;gt;&amp;#xA;&amp;lt;li&amp;gt;0% growth in GDP per capita last 10 years (housing prices doubled anyway).&amp;lt;/li&amp;gt;&amp;#xA;&amp;lt;li&amp;gt;1.2% (positive) CPI-inflation since 10 years.&amp;lt;/li&amp;gt;&amp;#xA;&amp;lt;li&amp;gt;0.8% (positive) consumer housing loan now offered in ads without negotiation (after tax deduction) while central bank interest rates are stuck deep into&amp;#xA;the negative.&amp;lt;/li&amp;gt;&amp;#xA;&amp;lt;/ul&amp;gt;&amp;#xA;&amp;#xA;&amp;lt;p&amp;gt;Imagine that the government makes a law that forbids anyone to sell any housing at a lower price than what it was last bought for. Thus per definition the house bubble cannot burst, not legally anyway. And everyone is safe, the crash prevented and everyone will keep making millions simply by borrowing more for risk free &amp;quot;investing&amp;quot; in simply owning ones own house, right?&amp;lt;/p&amp;gt;&amp;#xA;&amp;#xA;&amp;lt;p&amp;gt;What would the negative consequences be and how would it play out?&amp;lt;/p&amp;gt;&amp;#xA; <text:s/></text:p>
      <text:p text:style-name="P1">400 <text:s text:c="2"/>&amp;lt;p&amp;gt;It is generally accepted among economists that minimum wage warps the equilibrium point between the supply and demand of labor by instituting a price floor and increases unemployment for unskilled laborers (while increasing the wage for the individuals who continue to work).&amp;lt;br&amp;gt;&amp;#xA;However, I have noticed that politicians continue to advocate an increase in the minimum wage. <text:s/>Politics and political maneuvering aside, is there an economic reason as to why a higher minimum wage would benefit the economy? <text:s/>&amp;lt;/p&amp;gt;&amp;#xA; <text:s text:c="618"/></text:p>
      <text:p text:style-name="P1"/>
      <text:p text:style-name="P2">corresponding questions</text:p>
      <text:p text:style-name="P1"/>
      <text:p text:style-name="P1">743 <text:s text:c="3"/>&amp;lt;p&amp;gt;&amp;lt;a href=&amp;quot;http://www.tradingeconomics.com/spain/unemployment-rate&amp;quot;&amp;gt;The unemployment rate in Spain has recently been fluctuating around 25%.&amp;lt;/a&amp;gt;&amp;lt;/p&amp;gt;&amp;#xA;&amp;#xA;&amp;lt;p&amp;gt;What has caused this?&amp;lt;/p&amp;gt;&amp;#xA;</text:p>
      <text:p text:style-name="P1"/>
      <text:p text:style-name="P1">Name: Body, dtype: object, 5890 <text:s text:c="3"/>&amp;lt;p&amp;gt;In the youtube video &amp;lt;a href=&amp;quot;https://www.youtube.com/watch?v=3cfDGX7gB5M&amp;quot;&amp;gt;Why We Look down on Low Wage Earners&amp;lt;/a&amp;gt; the author argued: &amp;quot;economics states that wages are determined [...] by the number of people willing and being able to do a given job that others won't do.&amp;quot; (&amp;lt;a <text:soft-page-break/>href=&amp;quot;https://www.youtube.com/watch?v=3cfDGX7gB5M&amp;amp;amp;feature=youtu.be&amp;amp;amp;t=1m1s&amp;quot;&amp;gt;video at 1:00&amp;lt;/a&amp;gt;). While this explains much of the variance in the wages of different jobs, it does not give in my opinion a good explanation, why celebrities earn high wages.&amp;lt;/p&amp;gt;&amp;#xA;&amp;#xA;&amp;lt;p&amp;gt;Take for example actors. There are a lot of people working in this field and there are many more wanting to become an actor or actress. Due to the quoted theory the wages in this field should be low which is not the case &amp;lt;a href=&amp;quot;http://www.mywage.org/zimbabwe/main/salary/vip-celebrities-pay/celebrity-actors-pay&amp;quot;&amp;gt;for celebrities&amp;lt;/a&amp;gt;. The theory does also not explain the variance of the wages inside this field (compare the &amp;lt;a href=&amp;quot;http://www.payscale.com/research/US/All_Actors_%2f_Actresses/Hourly_Rate&amp;quot;&amp;gt;median hourly earning of actors / actresses&amp;lt;/a&amp;gt; with those of celebrities).&amp;lt;/p&amp;gt;&amp;#xA;&amp;#xA;&amp;lt;p&amp;gt;My question: How do economics explains the outliers in the wages in form of the high earnings of celebrities? How does popularity exert an influence here? (Do celebrities get much money because they are popular or are they popular because they are rich?) How does economics explains the different wages for a certain kind of job?&amp;lt;/p&amp;gt;&amp;#xA;</text:p>
      <text:p text:style-name="P1"/>
      <text:p text:style-name="P1">Name: Body, dtype: object, 4575 <text:s text:c="3"/>&amp;lt;p&amp;gt;Decades ago a factory job could support a wife and kids until retirement and they offered insurance, benefits, etc. Now, no more unions, those jobs as well as tech and customer service jobs are outsourced, and anything left in the US is mostly being replaced by a machine or robot. &amp;lt;/p&amp;gt;&amp;#xA;&amp;#xA;&amp;lt;p&amp;gt;Assembly lines had 50 guys in the factory, all gone due to 2 robots assembly something and only needs a few men to monitor them. Blockbuster and Borders were destroyed by online video streaming and Ebooks. Wages also aren't keeping up with the cost of living. The rich get all these tax cuts even if they outsource every job they make, but us &amp;quot;little people&amp;quot; keep getting the downside.&amp;lt;/p&amp;gt;&amp;#xA;&amp;#xA;&amp;lt;p&amp;gt;I'm young and very scared of the future. Technology and new companies use to make jobs. Now one guy can make billions of dollars with a few friends only. So...thoughts? &amp;lt;/p&amp;gt;&amp;#x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09:44:49.721681421</meta:creation-date>
    <dc:date>2018-04-30T09:49:13.534876615</dc:date>
    <meta:editing-duration>PT4M25S</meta:editing-duration>
    <meta:editing-cycles>1</meta:editing-cycles>
    <meta:document-statistic meta:table-count="0" meta:image-count="0" meta:object-count="0" meta:page-count="4" meta:paragraph-count="19" meta:word-count="1751" meta:character-count="16702" meta:non-whitespace-character-count="11792"/>
    <meta:generator>LibreOffice/5.4.5.1$Linux_X86_64 LibreOffice_project/40m0$Build-1</meta:generator>
  </office:meta>
</office:document-meta>
</file>